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ttributeState.registerAttribute( int type , String attr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ttributeStat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ttributeState.removeAttribute( int type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ttributeState.getAttribute( int type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ttributeState.selectMap( int type , boolean createIfNu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ttributeState.getGeneralAttribu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ttributeState.registerAttribute( int type , String attrName , String value , boolean ignoreEmp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